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0"/>
    <style:style style:name="P2" style:family="paragraph" style:parent-style-name="Preformatted_20_Text" style:list-style-name="L10">
      <style:paragraph-properties fo:margin-top="0cm" fo:margin-bottom="0.499cm" style:contextual-spacing="false"/>
    </style:style>
    <style:style style:name="P3" style:family="paragraph" style:parent-style-name="Preformatted_20_Text" style:list-style-name="L11"/>
    <style:style style:name="P4" style:family="paragraph" style:parent-style-name="Preformatted_20_Text" style:list-style-name="L11">
      <style:paragraph-properties fo:margin-top="0cm" fo:margin-bottom="0.499cm" style:contextual-spacing="false"/>
    </style:style>
    <style:style style:name="P5" style:family="paragraph" style:parent-style-name="Preformatted_20_Text" style:list-style-name="L12"/>
    <style:style style:name="P6" style:family="paragraph" style:parent-style-name="Preformatted_20_Text" style:list-style-name="L12">
      <style:paragraph-properties fo:margin-top="0cm" fo:margin-bottom="0.499cm" style:contextual-spacing="false"/>
    </style:style>
    <style:style style:name="P7" style:family="paragraph" style:parent-style-name="Preformatted_20_Text" style:list-style-name="L13"/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Preformatted_20_Text" style:list-style-name="L14"/>
    <style:style style:name="P10" style:family="paragraph" style:parent-style-name="Preformatted_20_Text" style:list-style-name="L14">
      <style:paragraph-properties fo:margin-top="0cm" fo:margin-bottom="0.499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sumen para Estudiar: Comunicaciones en Red con Java</text:span></text:h>
      <text:h text:style-name="Heading_20_4" text:outline-level="4"><text:span text:style-name="Strong_20_Emphasis">1. Introducción</text:span></text:h>
      <text:list text:style-name="L1">
        <text:list-item>
          <text:p text:style-name="P12">Antes, la programación para comunicaciones entre máquinas era compleja y propensa a errores, con detalles de hardware y capas de red. </text:p>
        </text:list-item>
        <text:list-item>
          <text:p text:style-name="P11">Java simplifica esto con clases que permiten conexiones, servidores, envío/recepción de datos y manejo simultáneo de múltiples conexiones mediante <text:span text:style-name="Strong_20_Emphasis">hilos</text:span>. </text:p>
        </text:list-item>
      </text:list>
      <text:h text:style-name="Heading_20_4" text:outline-level="4"><text:span text:style-name="Strong_20_Emphasis">2. Clases Java para Comunicaciones de Red</text:span></text:h>
      <text:list text:style-name="L2">
        <text:list-item>
          <text:p text:style-name="P14"><text:span text:style-name="Strong_20_Emphasis">Protocolo TCP/IP</text:span>: Tiene 4 capas: </text:p>
          <text:list>
            <text:list-item>
              <text:p text:style-name="P14"><text:span text:style-name="Strong_20_Emphasis">Aplicación</text:span>: Apps como FTP, HTTP, etc. </text:p>
            </text:list-item>
            <text:list-item>
              <text:p text:style-name="P14"><text:span text:style-name="Strong_20_Emphasis">Transporte</text:span>: TCP (confiable, ordenado) y UDP (rápido, sin conexión). </text:p>
            </text:list-item>
            <text:list-item>
              <text:p text:style-name="P14"><text:span text:style-name="Strong_20_Emphasis">Red</text:span>: Determina la mejor ruta, usa IP. </text:p>
            </text:list-item>
            <text:list-item>
              <text:p text:style-name="P14"><text:span text:style-name="Strong_20_Emphasis">Enlace</text:span>: Comunicación directa con el hardware. </text:p>
            </text:list-item>
          </text:list>
        </text:list-item>
        <text:list-item>
          <text:p text:style-name="P14"><text:span text:style-name="Strong_20_Emphasis">Clases principales de </text:span><text:span text:style-name="Strong_20_Emphasis"><text:span text:style-name="Source_20_Text">java.net</text:span></text:span>: </text:p>
          <text:list>
            <text:list-item>
              <text:p text:style-name="P14"><text:span text:style-name="Strong_20_Emphasis">URL</text:span> y <text:span text:style-name="Strong_20_Emphasis">URLConnection</text:span>: Manejo de recursos web. </text:p>
            </text:list-item>
            <text:list-item>
              <text:p text:style-name="P14"><text:span text:style-name="Strong_20_Emphasis">ServerSocket</text:span> y <text:span text:style-name="Strong_20_Emphasis">Socket</text:span>: Para comunicación TCP. </text:p>
            </text:list-item>
            <text:list-item>
              <text:p text:style-name="P14"><text:span text:style-name="Strong_20_Emphasis">DatagramSocket</text:span>, <text:span text:style-name="Strong_20_Emphasis">MulticastSocket</text:span>, y <text:span text:style-name="Strong_20_Emphasis">DatagramPacket</text:span>: Para UDP. </text:p>
            </text:list-item>
            <text:list-item>
              <text:p text:style-name="P13"><text:span text:style-name="Strong_20_Emphasis">InetAddress</text:span>: Representa direcciones IP. </text:p>
            </text:list-item>
          </text:list>
        </text:list-item>
      </text:list>
      <text:h text:style-name="Heading_20_5" text:outline-level="5"><text:span text:style-name="Strong_20_Emphasis">2.1. Los Puertos</text:span></text:h>
      <text:list text:style-name="L3">
        <text:list-item>
          <text:p text:style-name="P16">Identifican aplicaciones específicas en un ordenador. </text:p>
          <text:list>
            <text:list-item>
              <text:p text:style-name="P16">TCP: El servidor asocia un socket a un puerto, el cliente envía solicitudes. </text:p>
            </text:list-item>
            <text:list-item>
              <text:p text:style-name="P15">UDP: Los datagramas contienen el puerto de destino. </text:p>
            </text:list-item>
          </text:list>
        </text:list-item>
      </text:list>
      <text:h text:style-name="Heading_20_5" text:outline-level="5"><text:span text:style-name="Strong_20_Emphasis">2.2. Clase InetAddress</text:span></text:h>
      <text:list text:style-name="L4">
        <text:list-item>
          <text:p text:style-name="P18">Abstracción de direcciones IP. Métodos clave: </text:p>
          <text:list>
            <text:list-item>
              <text:p text:style-name="P18"><text:span text:style-name="Source_20_Text">getLocalHost()</text:span>: IP local. </text:p>
            </text:list-item>
            <text:list-item>
              <text:p text:style-name="P18"><text:span text:style-name="Source_20_Text">getByName(host)</text:span>: Dirección IP de un host. </text:p>
            </text:list-item>
            <text:list-item>
              <text:p text:style-name="P18"><text:span text:style-name="Source_20_Text">getAllByName(host)</text:span>: Todas las IP de un host. </text:p>
            </text:list-item>
            <text:list-item>
              <text:p text:style-name="P17">Métodos para obtener nombres e IPs (<text:span text:style-name="Source_20_Text">getHostName</text:span>, <text:span text:style-name="Source_20_Text">getHostAddress</text:span>, etc.). </text:p>
            </text:list-item>
          </text:list>
        </text:list-item>
      </text:list>
      <text:h text:style-name="Heading_20_5" text:outline-level="5"><text:span text:style-name="Strong_20_Emphasis">2.3. Clases URI y URL</text:span></text:h>
      <text:list text:style-name="L5">
        <text:list-item>
          <text:p text:style-name="P20"><text:span text:style-name="Strong_20_Emphasis">URL</text:span>: Representa recursos web, estructurados en: </text:p>
          <text:list>
            <text:list-item>
              <text:p text:style-name="P20"><text:span text:style-name="Source_20_Text">protocolo://host[:puerto]/[path][?query]</text:span>. </text:p>
            </text:list-item>
          </text:list>
        </text:list-item>
        <text:list-item>
          <text:p text:style-name="P20">Métodos útiles: <text:span text:style-name="Source_20_Text">getHost()</text:span>, <text:span text:style-name="Source_20_Text">getPort()</text:span>, <text:span text:style-name="Source_20_Text">getPath()</text:span>, <text:span text:style-name="Source_20_Text">openStream()</text:span>. </text:p>
        </text:list-item>
        <text:list-item>
          <text:p text:style-name="P19"><text:span text:style-name="Strong_20_Emphasis">URI</text:span>: Mejora URL al ser solo un identificador, no asegura acceso. </text:p>
        </text:list-item>
      </text:list>
      <text:h text:style-name="Heading_20_5" text:outline-level="5"><text:span text:style-name="Strong_20_Emphasis">2.4. Clase URLConnection</text:span></text:h>
      <text:list text:style-name="L6">
        <text:list-item>
          <text:p text:style-name="P22">Gestiona comunicación con una URL. </text:p>
          <text:list>
            <text:list-item>
              <text:p text:style-name="P22">Métodos: <text:span text:style-name="Source_20_Text">getInputStream()</text:span>, <text:span text:style-name="Source_20_Text">getOutputStream()</text:span>, <text:span text:style-name="Source_20_Text">getContentType()</text:span>, etc. </text:p>
            </text:list-item>
            <text:list-item>
              <text:p text:style-name="P21">Ejemplo: Comunicación con formularios web usando scripts (e.g., PHP). </text:p>
            </text:list-item>
          </text:list>
        </text:list-item>
      </text:list>
      <text:h text:style-name="Heading_20_4" text:outline-level="4"><text:soft-page-break/><text:span text:style-name="Strong_20_Emphasis">3. Sockets</text:span></text:h>
      <text:list text:style-name="L7">
        <text:list-item>
          <text:p text:style-name="P24">Punto extremo de comunicación entre procesos mediante TCP o UDP. </text:p>
          <text:list>
            <text:list-item>
              <text:p text:style-name="P24"><text:span text:style-name="Strong_20_Emphasis">TCP</text:span>: Conexión fiable y ordenada. Se usa con <text:span text:style-name="Source_20_Text">Socket</text:span> (cliente) y <text:span text:style-name="Source_20_Text">ServerSocket</text:span> (servidor). </text:p>
            </text:list-item>
            <text:list-item>
              <text:p text:style-name="P23"><text:span text:style-name="Strong_20_Emphasis">UDP</text:span>: No garantiza orden ni recepción. Usado con datagramas. </text:p>
            </text:list-item>
          </text:list>
        </text:list-item>
      </text:list>
      <text:h text:style-name="Heading_20_5" text:outline-level="5"><text:span text:style-name="Strong_20_Emphasis">3.1. Funcionamiento General</text:span></text:h>
      <text:list text:style-name="L8">
        <text:list-item>
          <text:p text:style-name="P26">Servidor asocia un socket a un puerto y espera solicitudes. El cliente envía mensajes a esa IP y puerto. </text:p>
        </text:list-item>
        <text:list-item>
          <text:p text:style-name="P26">Una vez conectados: </text:p>
          <text:list>
            <text:list-item>
              <text:p text:style-name="P26">El servidor crea un nuevo socket para la conexión. </text:p>
            </text:list-item>
            <text:list-item>
              <text:p text:style-name="P25">Ambos usan sus sockets para enviar/recibir datos. </text:p>
            </text:list-item>
          </text:list>
        </text:list-item>
      </text:list>
      <text:h text:style-name="Heading_20_4" text:outline-level="4"><text:span text:style-name="Strong_20_Emphasis">4. Tipos de Sockets</text:span></text:h>
      <text:list text:style-name="L9">
        <text:list-item>
          <text:p text:style-name="P28"><text:span text:style-name="Strong_20_Emphasis">TCP (Orientados a conexión)</text:span>: </text:p>
          <text:list>
            <text:list-item>
              <text:p text:style-name="P28">Garantizan entrega y orden. </text:p>
            </text:list-item>
            <text:list-item>
              <text:p text:style-name="P28">Usan streams para intercambio de datos secuencial. </text:p>
            </text:list-item>
          </text:list>
        </text:list-item>
        <text:list-item>
          <text:p text:style-name="P28"><text:span text:style-name="Strong_20_Emphasis">UDP (No orientados a conexión)</text:span>: </text:p>
          <text:list>
            <text:list-item>
              <text:p text:style-name="P28">No aseguran recepción ni orden. </text:p>
            </text:list-item>
            <text:list-item>
              <text:p text:style-name="P27">Usan datagramas para comunicación rápida y ligera. </text:p>
            </text:list-item>
          </text:list>
        </text:list-item>
      </text:list>
      <text:p text:style-name="Text_20_body">Este resumen cubre los aspectos clave de comunicaciones en red con Java, destacando el uso de clases, protocolos y ejemplos prácticos.</text:p>
      <text:h text:style-name="Heading_20_3" text:outline-level="3">Resumen de Clases y Gestión de Sockets TCP y UDP en Java</text:h>
      <text:h text:style-name="Heading_20_4" text:outline-level="4"><text:span text:style-name="Strong_20_Emphasis">1. Clases para Sockets TCP</text:span></text:h>
      <text:list text:style-name="L10">
        <text:list-item>
          <text:p text:style-name="P29"><text:span text:style-name="Strong_20_Emphasis">ServerSocket</text:span>: Representa el extremo servidor de una conexión TCP. Escucha en un puerto y acepta conexiones de clientes.</text:p>
          <text:list>
            <text:list-item>
              <text:p text:style-name="P30">Constructores principales: <text:span text:style-name="Source_20_Text">ServerSocket(int port)</text:span> (puede lanzar <text:span text:style-name="Source_20_Text">IOException</text:span>). </text:p>
            </text:list-item>
            <text:list-item>
              <text:p text:style-name="P30">Métodos importantes: </text:p>
              <text:list>
                <text:list-item>
                  <text:p text:style-name="P30"><text:span text:style-name="Source_20_Text">accept()</text:span>: Espera una conexión entrante y devuelve un <text:span text:style-name="Source_20_Text">Socket</text:span> conectado. </text:p>
                </text:list-item>
                <text:list-item>
                  <text:p text:style-name="P30"><text:span text:style-name="Source_20_Text">close()</text:span>: Cierra el socket. </text:p>
                </text:list-item>
                <text:list-item>
                  <text:p text:style-name="P29"><text:span text:style-name="Source_20_Text">getLocalPort()</text:span>: Devuelve el puerto asociado. </text:p>
                </text:list-item>
              </text:list>
            </text:list-item>
          </text:list>
          <text:p text:style-name="P29"><text:span text:style-name="Strong_20_Emphasis">Ejemplo</text:span>:</text:p>
          <text:p text:style-name="P1"><text:span text:style-name="Source_20_Text">int puerto = 6000;</text:span></text:p>
          <text:p text:style-name="P1"><text:span text:style-name="Source_20_Text">ServerSocket servidor = new ServerSocket(puerto);</text:span></text:p>
          <text:p text:style-name="P1"><text:span text:style-name="Source_20_Text">System.out.println("Escuchando en el puerto: " + servidor.getLocalPort());</text:span></text:p>
          <text:p text:style-name="P1"><text:span text:style-name="Source_20_Text">Socket cliente1 = servidor.accept(); // Esperando conexión del cliente.</text:span></text:p>
          <text:p text:style-name="P1"><text:span text:style-name="Source_20_Text">// Realizar acciones con cliente1.</text:span></text:p>
          <text:p text:style-name="P1"><text:span text:style-name="Source_20_Text">Socket cliente2 = servidor.accept(); // Esperando otro cliente.</text:span></text:p>
          <text:p text:style-name="P1"><text:span text:style-name="Source_20_Text">// Realizar acciones con cliente2.</text:span></text:p>
          <text:p text:style-name="P2"><text:span text:style-name="Source_20_Text">servidor.close(); // Cierra el socket del servidor.</text:span></text:p>
        </text:list-item>
        <text:list-item>
          <text:p text:style-name="P29"><text:span text:style-name="Strong_20_Emphasis">Socket</text:span>: Representa un extremo de conexión TCP, ya sea cliente o servidor.</text:p>
          <text:list>
            <text:list-item>
              <text:p text:style-name="P30"><text:soft-page-break/>Constructores principales: <text:span text:style-name="Source_20_Text">Socket(String host, int port)</text:span> (puede lanzar <text:span text:style-name="Source_20_Text">IOException</text:span>). </text:p>
            </text:list-item>
            <text:list-item>
              <text:p text:style-name="P30">Métodos importantes: </text:p>
              <text:list>
                <text:list-item>
                  <text:p text:style-name="P30"><text:span text:style-name="Source_20_Text">getInputStream()</text:span>, <text:span text:style-name="Source_20_Text">getOutputStream()</text:span>: Obtienen flujos para lectura y escritura. </text:p>
                </text:list-item>
                <text:list-item>
                  <text:p text:style-name="P30"><text:span text:style-name="Source_20_Text">close()</text:span>: Cierra el socket. </text:p>
                </text:list-item>
                <text:list-item>
                  <text:p text:style-name="P29"><text:span text:style-name="Source_20_Text">getInetAddress()</text:span>, <text:span text:style-name="Source_20_Text">getPort()</text:span>: Devuelven información del host remoto. </text:p>
                </text:list-item>
              </text:list>
            </text:list-item>
          </text:list>
          <text:p text:style-name="P29"><text:span text:style-name="Strong_20_Emphasis">Ejemplo</text:span>:</text:p>
          <text:p text:style-name="P1"><text:span text:style-name="Source_20_Text">String host = "localhost";</text:span></text:p>
          <text:p text:style-name="P1"><text:span text:style-name="Source_20_Text">int puerto = 6000;</text:span></text:p>
          <text:p text:style-name="P1"><text:span text:style-name="Source_20_Text">Socket cliente = new Socket(host, puerto);</text:span></text:p>
          <text:p text:style-name="P1"><text:span text:style-name="Source_20_Text">System.out.println("Puerto local: " + cliente.getLocalPort());</text:span></text:p>
          <text:p text:style-name="P1"><text:span text:style-name="Source_20_Text">System.out.println("Puerto remoto: " + cliente.getPort());</text:span></text:p>
          <text:p text:style-name="P1"><text:span text:style-name="Source_20_Text">System.out.println("Host remoto: " + cliente.getInetAddress().getHostName());</text:span></text:p>
          <text:p text:style-name="P2"><text:span text:style-name="Source_20_Text">cliente.close();</text:span></text:p>
        </text:list-item>
      </text:list>
      <text:h text:style-name="Heading_20_4" text:outline-level="4"><text:span text:style-name="Strong_20_Emphasis">2. Gestión de Streams TCP</text:span></text:h>
      <text:list text:style-name="L11">
        <text:list-item>
          <text:p text:style-name="P31"><text:span text:style-name="Strong_20_Emphasis">Entrada</text:span>: Usamos <text:span text:style-name="Source_20_Text">DataInputStream</text:span> para leer datos del flujo de entrada:</text:p>
          <text:p text:style-name="P3"><text:span text:style-name="Source_20_Text">DataInputStream flujoEntrada = new DataInputStream(cliente.getInputStream());</text:span></text:p>
          <text:p text:style-name="P4"><text:span text:style-name="Source_20_Text">String mensaje = flujoEntrada.readUTF(); // Ejemplo de lectura de cadena.</text:span></text:p>
        </text:list-item>
        <text:list-item>
          <text:p text:style-name="P31"><text:span text:style-name="Strong_20_Emphasis">Salida</text:span>: Usamos <text:span text:style-name="Source_20_Text">DataOutputStream</text:span> para escribir datos al flujo de salida:</text:p>
          <text:p text:style-name="P3"><text:span text:style-name="Source_20_Text">DataOutputStream flujoSalida = new DataOutputStream(cliente.getOutputStream());</text:span></text:p>
          <text:p text:style-name="P4"><text:span text:style-name="Source_20_Text">flujoSalida.writeUTF("Mensaje al cliente");</text:span></text:p>
        </text:list-item>
        <text:list-item>
          <text:p text:style-name="P31"><text:span text:style-name="Strong_20_Emphasis">Cierre</text:span>:</text:p>
          <text:p text:style-name="P3"><text:span text:style-name="Source_20_Text">flujoEntrada.close();</text:span></text:p>
          <text:p text:style-name="P3"><text:span text:style-name="Source_20_Text">flujoSalida.close();</text:span></text:p>
          <text:p text:style-name="P3"><text:span text:style-name="Source_20_Text">cliente.close();</text:span></text:p>
          <text:p text:style-name="P4"><text:span text:style-name="Source_20_Text">servidor.close();</text:span></text:p>
        </text:list-item>
      </text:list>
      <text:p text:style-name="Horizontal_20_Line"/>
      <text:h text:style-name="Heading_20_4" text:outline-level="4"><text:span text:style-name="Strong_20_Emphasis">3. Clases para Sockets UDP</text:span></text:h>
      <text:list text:style-name="L12">
        <text:list-item>
          <text:p text:style-name="P32"><text:span text:style-name="Strong_20_Emphasis">DatagramPacket</text:span>: Representa un datagrama que puede ser enviado o recibido.</text:p>
          <text:list>
            <text:list-item>
              <text:p text:style-name="P33">Constructores principales: </text:p>
              <text:list>
                <text:list-item>
                  <text:p text:style-name="P33">Para envío: <text:span text:style-name="Source_20_Text">DatagramPacket(byte[] data, int length, InetAddress address, int port)</text:span>. </text:p>
                </text:list-item>
                <text:list-item>
                  <text:p text:style-name="P33">Para recepción: <text:span text:style-name="Source_20_Text">DatagramPacket(byte[] data, int length)</text:span>. </text:p>
                </text:list-item>
              </text:list>
            </text:list-item>
          </text:list>
        </text:list-item>
        <text:list-item>
          <text:p text:style-name="P32"><text:span text:style-name="Strong_20_Emphasis">DatagramSocket</text:span>: Implementa sockets UDP.</text:p>
          <text:list>
            <text:list-item>
              <text:p text:style-name="P33">Constructores: </text:p>
              <text:list>
                <text:list-item>
                  <text:p text:style-name="P33"><text:span text:style-name="Source_20_Text">DatagramSocket()</text:span>: Elige un puerto aleatorio. </text:p>
                </text:list-item>
                <text:list-item>
                  <text:p text:style-name="P33"><text:span text:style-name="Source_20_Text">DatagramSocket(int port)</text:span>: Asocia el socket a un puerto específico. </text:p>
                </text:list-item>
              </text:list>
            </text:list-item>
            <text:list-item>
              <text:p text:style-name="P33"><text:soft-page-break/>Métodos importantes: </text:p>
              <text:list>
                <text:list-item>
                  <text:p text:style-name="P33"><text:span text:style-name="Source_20_Text">send(DatagramPacket packet)</text:span>: Envía un datagrama. </text:p>
                </text:list-item>
                <text:list-item>
                  <text:p text:style-name="P33"><text:span text:style-name="Source_20_Text">receive(DatagramPacket packet)</text:span>: Recibe un datagrama (bloqueante). </text:p>
                </text:list-item>
                <text:list-item>
                  <text:p text:style-name="P32"><text:span text:style-name="Source_20_Text">close()</text:span>: Cierra el socket. </text:p>
                </text:list-item>
              </text:list>
            </text:list-item>
          </text:list>
          <text:p text:style-name="P32"><text:span text:style-name="Strong_20_Emphasis">Ejemplo</text:span>: Envío de un mensaje.</text:p>
          <text:p text:style-name="P5"><text:span text:style-name="Source_20_Text">byte[] mensaje = "Saludos".getBytes();</text:span></text:p>
          <text:p text:style-name="P5"><text:span text:style-name="Source_20_Text">InetAddress destino = InetAddress.getByName("localhost");</text:span></text:p>
          <text:p text:style-name="P5"><text:span text:style-name="Source_20_Text">DatagramPacket envio = new DatagramPacket(mensaje, mensaje.length, destino, 12345);</text:span></text:p>
          <text:p text:style-name="P5"><text:span text:style-name="Source_20_Text">DatagramSocket socket = new DatagramSocket();</text:span></text:p>
          <text:p text:style-name="P5"><text:span text:style-name="Source_20_Text">socket.send(envio);</text:span></text:p>
          <text:p text:style-name="P6"><text:span text:style-name="Source_20_Text">socket.close();</text:span></text:p>
          <text:p text:style-name="P32"><text:span text:style-name="Strong_20_Emphasis">Ejemplo</text:span>: Recepción de un mensaje.</text:p>
          <text:p text:style-name="P5"><text:span text:style-name="Source_20_Text">byte[] buffer = new byte[1024];</text:span></text:p>
          <text:p text:style-name="P5"><text:span text:style-name="Source_20_Text">DatagramPacket recibo = new DatagramPacket(buffer, buffer.length);</text:span></text:p>
          <text:p text:style-name="P5"><text:span text:style-name="Source_20_Text">DatagramSocket socket = new DatagramSocket(12345);</text:span></text:p>
          <text:p text:style-name="P5"><text:span text:style-name="Source_20_Text">socket.receive(recibo);</text:span></text:p>
          <text:p text:style-name="P5"><text:span text:style-name="Source_20_Text">String mensaje = new String(recibo.getData(), 0, recibo.getLength());</text:span></text:p>
          <text:p text:style-name="P5"><text:span text:style-name="Source_20_Text">System.out.println("Mensaje recibido: " + mensaje);</text:span></text:p>
          <text:p text:style-name="P6"><text:span text:style-name="Source_20_Text">socket.close();</text:span></text:p>
        </text:list-item>
      </text:list>
      <text:p text:style-name="Horizontal_20_Line"/>
      <text:h text:style-name="Heading_20_4" text:outline-level="4"><text:span text:style-name="Strong_20_Emphasis">4. MulticastSocket</text:span></text:h>
      <text:list text:style-name="L13">
        <text:list-item>
          <text:p text:style-name="P34">Permite enviar datagramas a múltiples receptores.</text:p>
        </text:list-item>
        <text:list-item>
          <text:p text:style-name="P34"><text:span text:style-name="Strong_20_Emphasis">Métodos principales</text:span>:</text:p>
          <text:list>
            <text:list-item>
              <text:p text:style-name="P35"><text:span text:style-name="Source_20_Text">joinGroup(InetAddress group)</text:span>: Une el socket a un grupo multicast. </text:p>
            </text:list-item>
            <text:list-item>
              <text:p text:style-name="P35"><text:span text:style-name="Source_20_Text">leaveGroup(InetAddress group)</text:span>: Sale del grupo multicast. </text:p>
            </text:list-item>
            <text:list-item>
              <text:p text:style-name="P35"><text:span text:style-name="Source_20_Text">send(DatagramPacket p)</text:span>: Envía un datagrama a todos los miembros del grupo. </text:p>
            </text:list-item>
            <text:list-item>
              <text:p text:style-name="P34"><text:span text:style-name="Source_20_Text">receive(DatagramPacket p)</text:span>: Recibe un datagrama del grupo. </text:p>
            </text:list-item>
          </text:list>
          <text:p text:style-name="P34"><text:span text:style-name="Strong_20_Emphasis">Ejemplo</text:span>: Servidor multicast.</text:p>
          <text:p text:style-name="P7"><text:span text:style-name="Source_20_Text">MulticastSocket ms = new MulticastSocket();</text:span></text:p>
          <text:p text:style-name="P7"><text:span text:style-name="Source_20_Text">InetAddress grupo = InetAddress.getByName("225.0.0.1");</text:span></text:p>
          <text:p text:style-name="P7"><text:span text:style-name="Source_20_Text">String mensaje = "Bienvenidos al grupo";</text:span></text:p>
          <text:p text:style-name="P7"><text:span text:style-name="Source_20_Text">DatagramPacket paquete = new DatagramPacket(mensaje.getBytes(), mensaje.length(), grupo, 12345);</text:span></text:p>
          <text:p text:style-name="P7"><text:span text:style-name="Source_20_Text">ms.send(paquete);</text:span></text:p>
          <text:p text:style-name="P8"><text:span text:style-name="Source_20_Text">ms.close();</text:span></text:p>
          <text:p text:style-name="P34"><text:span text:style-name="Strong_20_Emphasis">Ejemplo</text:span>: Cliente multicast.</text:p>
          <text:p text:style-name="P7"><text:span text:style-name="Source_20_Text">MulticastSocket ms = new MulticastSocket(12345);</text:span></text:p>
          <text:p text:style-name="P7"><text:span text:style-name="Source_20_Text">InetAddress grupo = InetAddress.getByName("225.0.0.1");</text:span></text:p>
          <text:p text:style-name="P7"><text:span text:style-name="Source_20_Text">ms.joinGroup(grupo);</text:span></text:p>
          <text:p text:style-name="P7"><text:span text:style-name="Source_20_Text">byte[] buffer = new byte[1000];</text:span></text:p>
          <text:p text:style-name="P7"><text:span text:style-name="Source_20_Text">DatagramPacket recibido = new DatagramPacket(buffer, buffer.length);</text:span></text:p>
          <text:p text:style-name="P7"><text:span text:style-name="Source_20_Text">ms.receive(recibido);</text:span></text:p>
          <text:p text:style-name="P7"><text:soft-page-break/><text:span text:style-name="Source_20_Text">System.out.println("Mensaje recibido: " + new String(recibido.getData()).trim());</text:span></text:p>
          <text:p text:style-name="P7"><text:span text:style-name="Source_20_Text">ms.leaveGroup(grupo);</text:span></text:p>
          <text:p text:style-name="P8"><text:span text:style-name="Source_20_Text">ms.close();</text:span></text:p>
        </text:list-item>
      </text:list>
      <text:p text:style-name="Horizontal_20_Line"/>
      <text:h text:style-name="Heading_20_4" text:outline-level="4"><text:span text:style-name="Strong_20_Emphasis">5. Envío de Objetos a través de Sockets TCP</text:span></text:h>
      <text:list text:style-name="L14">
        <text:list-item>
          <text:p text:style-name="P37">Usamos <text:span text:style-name="Source_20_Text">ObjectInputStream</text:span> y <text:span text:style-name="Source_20_Text">ObjectOutputStream</text:span> para enviar objetos serializables. </text:p>
          <text:list>
            <text:list-item>
              <text:p text:style-name="P36"><text:span text:style-name="Strong_20_Emphasis">Preparar streams</text:span>: </text:p>
              <text:p text:style-name="P9"><text:span text:style-name="Source_20_Text">ObjectOutputStream outObjeto = new ObjectOutputStream(socket.getOutputStream());</text:span></text:p>
              <text:p text:style-name="P10"><text:span text:style-name="Source_20_Text">ObjectInputStream inObjeto = new ObjectInputStream(socket.getInputStream());</text:span></text:p>
            </text:list-item>
            <text:list-item>
              <text:p text:style-name="P36"><text:span text:style-name="Strong_20_Emphasis">Envío de objetos</text:span>: </text:p>
              <text:p text:style-name="P10"><text:span text:style-name="Source_20_Text">outObjeto.writeObject(new Persona("Juan", 25)); // Persona debe implementar Serializable.</text:span></text:p>
            </text:list-item>
            <text:list-item>
              <text:p text:style-name="P36"><text:span text:style-name="Strong_20_Emphasis">Recepción de objetos</text:span>: </text:p>
              <text:p text:style-name="P10"><text:span text:style-name="Source_20_Text">Persona persona = (Persona) inObjeto.readObject();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ón</text:span></text:h>
      <text:p text:style-name="Text_20_body">Java ofrece un soporte robusto para trabajar con sockets TCP y UDP, con APIs que permiten manejar flujos, enviar mensajes o incluso objetos serializables. Los métodos y ejemplos presentados son útiles para desarrollar aplicaciones cliente-servidor desde las más simples hasta las más avanz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21:02:32.450000000</meta:creation-date>
    <dc:date>2024-11-23T21:57:28.381000000</dc:date>
    <meta:editing-duration>PT54M56S</meta:editing-duration>
    <meta:editing-cycles>1</meta:editing-cycles>
    <meta:document-statistic meta:table-count="0" meta:image-count="0" meta:object-count="0" meta:page-count="5" meta:paragraph-count="157" meta:word-count="1071" meta:character-count="7771" meta:non-whitespace-character-count="6927"/>
    <meta:generator>LibreOffice/7.6.2.1$Windows_X86_64 LibreOffice_project/56f7684011345957bbf33a7ee678afaf4d2ba333</meta:generator>
  </office:meta>
</office:document-meta>
</file>